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7.5069in" style:page-number="auto" table:align="center" style:writing-mode="lr-tb"/>
    </style:style>
    <style:style style:name="Table1.A" style:family="table-column">
      <style:table-column-properties style:column-width="2.1139in"/>
    </style:style>
    <style:style style:name="Table1.B" style:family="table-column">
      <style:table-column-properties style:column-width="1.6389in"/>
    </style:style>
    <style:style style:name="Table1.C" style:family="table-column">
      <style:table-column-properties style:column-width="3.7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99in" fo:border="none" style:writing-mode="lr-tb"/>
    </style:style>
    <style:style style:name="Table1.A2" style:family="table-cell">
      <style:table-cell-properties style:vertical-align="top" fo:padding="0.0799in" fo:border-left="none" fo:border-right="none" fo:border-top="none" fo:border-bottom="0.5pt solid #000000" style:writing-mode="lr-tb"/>
    </style:style>
    <style:style style:name="Table1.A3" style:family="table-cell">
      <style:table-cell-properties style:vertical-align="top" fo:padding="0.0799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="0.0799in" fo:border-left="none" fo:border-right="0.5pt solid #000000" fo:border-top="0.5pt solid #000000" fo:border-bottom="0.5pt solid #000000" style:writing-mode="lr-tb"/>
    </style:style>
    <style:style style:name="Table1.A4" style:family="table-cell">
      <style:table-cell-properties style:vertical-align="top" fo:padding="0.0799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style="italic" style:font-style-asian="italic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P7" style:family="paragraph" style:parent-style-name="Standard">
      <style:paragraph-properties fo:margin-left="0.25in" fo:margin-right="0in" fo:text-indent="0in" style:auto-text-indent="false"/>
    </style:style>
    <style:style style:name="P8" style:family="paragraph" style:parent-style-name="Standard" style:list-style-name="WW8Num1"/>
    <style:style style:name="P9" style:family="paragraph" style:parent-style-name="Standard" style:list-style-name="WW8Num2"/>
    <style:style style:name="P10" style:family="paragraph" style:parent-style-name="Standard" style:list-style-name="WW8Num3"/>
    <style:style style:name="P11" style:family="paragraph" style:parent-style-name="Standard">
      <style:text-properties fo:font-size="26pt" fo:font-weight="bold" style:font-size-asian="26pt" style:font-weight-asian="bold" style:font-size-complex="26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452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1"><text:span text:style-name="T2">Maggie</text:span> <text:span text:style-name="T2">O’Toole</text:span></text:p>
            <text:p text:style-name="P2"/>
          </table:table-cell>
          <table:covered-table-cell/>
          <table:table-cell table:style-name="Table1.A1" office:value-type="string">
            <text:p text:style-name="P2">101 Main St.</text:p>
            <text:p text:style-name="P2">Springfield, CA <text:s/>90001</text:p>
            <text:p text:style-name="P2">phone: (213) 555-1234</text:p>
            <text:p text:style-name="P2">cell: (310) 555-2345</text:p>
            <text:p text:style-name="P2"><text:span text:style-name="T2">maggie.otoole</text:span>@example.com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3" office:value-type="string">
            <text:p text:style-name="P2">PERSONAL</text:p>
          </table:table-cell>
          <table:table-cell table:style-name="Table1.B3" table:number-columns-spanned="2" office:value-type="string">
            <text:p text:style-name="Standard"><text:span text:style-name="T1">Date of Birth</text:span>: <text:s/>January 1, 1980</text:p>
            <text:p text:style-name="Standard"><text:span text:style-name="T1">Place of Birth</text:span>: <text:s/>Toronto, Ontario, Canada</text:p>
            <text:p text:style-name="Standard"><text:span text:style-name="T1">Citizenship</text:span>: <text:s/>Canadian</text:p>
            <text:p text:style-name="Standard"><text:span text:style-name="T1">Visa Status</text:span>: <text:s/>Permanent Resident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3" office:value-type="string">
            <text:p text:style-name="P2">OBJECTIVE</text:p>
          </table:table-cell>
          <table:table-cell table:style-name="Table1.B3" table:number-columns-spanned="2" office:value-type="string">
            <text:p text:style-name="Standard">Position as lecturer in Organizational Psychology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3" office:value-type="string">
            <text:p text:style-name="P2">EMPLOYMENT</text:p>
          </table:table-cell>
          <table:table-cell table:style-name="Table1.B3" table:number-columns-spanned="2" office:value-type="string">
            <text:p text:style-name="P2">First Company, Inc., Los Angeles, CA</text:p>
            <text:p text:style-name="P5">January 1, 2007 - present</text:p>
            <text:p text:style-name="Standard"/>
            <text:p text:style-name="P2">Customer Service Manager</text:p>
            <text:list xml:id="list2614463749" text:style-name="WW8Num1">
              <text:list-item>
                <text:p text:style-name="P8">Oversee Customer Service Department</text:p>
              </text:list-item>
              <text:list-item>
                <text:p text:style-name="P8">Supervise Customer Service Representatives </text:p>
              </text:list-item>
            </text:list>
            <text:p text:style-name="Standard"/>
            <text:list xml:id="list152905511727551" text:continue-numbering="true" text:style-name="WW8Num1">
              <text:list-item>
                <text:p text:style-name="P8">Winner, First Company Excellence Award</text:p>
              </text:list-item>
            </text:list>
            <text:p text:style-name="Standard"/>
            <text:p text:style-name="P2">Second Corporation, San Diego, CA</text:p>
            <text:p text:style-name="P5">January 1, 2003 - December 31, 2006</text:p>
            <text:p text:style-name="Standard"/>
            <text:p text:style-name="P2">Customer Service Representative</text:p>
            <text:list xml:id="list3491631428" text:style-name="WW8Num2">
              <text:list-item>
                <text:p text:style-name="P9">Provide service to customers via telephone and email</text:p>
              </text:list-item>
              <text:list-item>
                <text:p text:style-name="P9">Respond to all inquiries within 24 hours</text:p>
              </text:list-item>
            </text:list>
            <text:p text:style-name="Standard"/>
            <text:list xml:id="list152905103120006" text:continue-numbering="true" text:style-name="WW8Num2">
              <text:list-item>
                <text:p text:style-name="P9">Successfully reorganized call escalation protocol</text:p>
              </text:list-item>
            </text:list>
            <text:p text:style-name="Standard"/>
            <text:p text:style-name="P2">Third Company, LLC, Fresno, CA</text:p>
            <text:p text:style-name="P5">January 1, 2000 - December 31, 2002</text:p>
            <text:p text:style-name="Standard"/>
            <text:p text:style-name="P2">Administrative Assistant</text:p>
            <text:list xml:id="list2333493292" text:style-name="WW8Num3">
              <text:list-item>
                <text:p text:style-name="P10">Route incoming telephone calls</text:p>
              </text:list-item>
              <text:list-item>
                <text:p text:style-name="P10">Type official correspondence</text:p>
              </text:list-item>
              <text:list-item>
                <text:p text:style-name="P10">Distribute mail and interoffice memoranda</text:p>
              </text:list-item>
              <text:list-item>
                <text:p text:style-name="P10">Responsible for administration and reconciliation of petty cash fund</text:p>
              </text:list-item>
            </text:list>
            <text:p text:style-name="Standard"/>
            <text:list xml:id="list152905210081891" text:continue-numbering="true" text:style-name="WW8Num3">
              <text:list-item>
                <text:p text:style-name="P10">Helped implement new telephone system</text:p>
              </text:list-item>
            </text:list>
          </table:table-cell>
          <table:covered-table-cell/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4"/>
          </table:table-cell>
          <table:covered-table-cell/>
        </table:table-row>
        <text:soft-page-break/>
        <table:table-row table:style-name="Table1.1">
          <table:table-cell table:style-name="Table1.A3" office:value-type="string">
            <text:p text:style-name="P2">EDUCATION</text:p>
          </table:table-cell>
          <table:table-cell table:style-name="Table1.B3" table:number-columns-spanned="2" office:value-type="string">
            <text:p text:style-name="P2">State University, Los Angeles, CA</text:p>
            <text:p text:style-name="P7">MBA in Marketing</text:p>
            <text:p text:style-name="P6">June 2007</text:p>
            <text:p text:style-name="P7">Thesis: <text:s/>This Little Piggy Went To Market</text:p>
            <text:p text:style-name="Standard"/>
            <text:p text:style-name="P2">State College, San Diego, CA</text:p>
            <text:p text:style-name="P7">BA in History</text:p>
            <text:p text:style-name="P6">June 2004</text:p>
            <text:p text:style-name="P7">Focus on Elizabethan England and its impact on the world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3" office:value-type="string">
            <text:p text:style-name="P2">SKILLS</text:p>
          </table:table-cell>
          <table:table-cell table:style-name="Table1.B3" table:number-columns-spanned="2" office:value-type="string">
            <text:p text:style-name="Standard"><text:span text:style-name="T1">Language</text:span> - Fluent in Spanish, intermediate French</text:p>
            <text:p text:style-name="Standard"/>
            <text:p text:style-name="Standard"><text:span text:style-name="T1">Computer Skills</text:span> - Microsoft Office, several popular accounting packages</text:p>
            <text:p text:style-name="Standard"/>
            <text:p text:style-name="Standard"><text:span text:style-name="T1">Personal Interests</text:span> - Member, Toastmasters International</text:p>
            <text:p text:style-name="Standard"><text:s text:c="22"/>Volunteer, Memorial Hospital Chaplaincy Program</text:p>
            <text:p text:style-name="Standard"/>
            <text:p text:style-name="Standard"><text:span text:style-name="T1">Publications</text:span> - Published article and review of literature in Journal of Business Practices (January 2007)</text:p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www.LibreOfficeTemplates.net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fessional CV Letter Template</dc:title>
    <dc:subject>Curriculum Vitae Templates</dc:subject>
    <meta:keyword>free printable cv templates</meta:keyword>
    <dc:description>Printable CV Templates by Savetz Publishing, Inc. Download a CV Template, open it in Microsoft Word, customize it and enter your information, and print your personalized Curriculum Vitae.</dc:description>
    <meta:initial-creator>Savetz Publishing, Inc.</meta:initial-creator>
    <meta:creation-date>2006-01-23T16:59:00</meta:creation-date>
    <dc:date>2023-06-21T15:29:03.717603186</dc:date>
    <meta:editing-cycles>47</meta:editing-cycles>
    <meta:editing-duration>PT11M33S</meta:editing-duration>
    <meta:generator>LibreOffice/7.5.4.2$MacOSX_X86_64 LibreOffice_project/36ccfdc35048b057fd9854c757a8b67ec53977b6</meta:generator>
    <meta:document-statistic meta:table-count="1" meta:image-count="0" meta:object-count="0" meta:page-count="2" meta:paragraph-count="50" meta:word-count="237" meta:character-count="1658" meta:non-whitespace-character-count="1453"/>
  </office:meta>
</office:document-meta>
</file>